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02882518426564829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39996961553586748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62547103765082523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18507843600261690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9045273312398265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051812472151317616"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995888756863011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43544645398584918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773862" text:continue-list="list5995888756863011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90250471597663857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5651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7260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769524"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74966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57311"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88647167500935139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90515034106880319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2610451635015807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67214"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73604156664585027"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59089773596502241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14354132471188209" text:style-name="L15">
        <text:list-item>
          <text:list>
            <text:list-header>
              <text:p text:style-name="P172">1.5 miles averaging about 9:40/mile and rest 1 min</text:p>
            </text:list-header>
          </text:list>
        </text:list-item>
      </text:list>
      <text:p text:style-name="P23">1 mile in 8:26 and rest 2 min</text:p>
      <text:list xml:id="list159344459513413506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07990413522825732"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762682"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47170309865159714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0699432967761968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827224805189257114"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773841" text:continue-list="list3069943296776196827" text:style-name="L19">
        <text:list-item>
          <text:list>
            <text:list-header>
              <text:p text:style-name="P176">(Pace*HR)=1240</text:p>
            </text:list-header>
          </text:list>
        </text:list-item>
      </text:list>
      <text:list xml:id="list34776263" text:continue-list="list8471703098651597148" text:style-name="L18">
        <text:list-item>
          <text:list>
            <text:list-header>
              <text:p text:style-name="P175">2 miles at 10:46/mile Ave HR= 121 bpm and rest a few minutes</text:p>
            </text:list-header>
          </text:list>
        </text:list-item>
      </text:list>
      <text:list xml:id="list34756136" text:continue-list="list34773841"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75083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3239694525443687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589352637336601315"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208185629763325951"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613087154416600787"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5912108651674754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13172465162271552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768745"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75374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222566495841555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5608797862185301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7238158672616385"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067301171516579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32473827869205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10"><text:span text:style-name="T2"/></text:p>
      <text:p text:style-name="P10"><text:span text:style-name="T2"/></text:p>
      <text:p text:style-name="P10"/>
      <text:p text:style-name="P10"><text:soft-page-break/>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text:soft-page-break/>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823245395605982790"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ext:soft-page-break/>Thur June 15, 2023 9:09/mile</text:p>
      <text:p text:style-name="P23"/>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1T14:51:36.56</dc:date>
    <dc:creator>James Lombardi</dc:creator>
    <meta:editing-duration>P21DT40M56S</meta:editing-duration>
    <meta:editing-cycles>1690</meta:editing-cycles>
    <meta:generator>OpenOffice/4.1.2$Win32 OpenOffice.org_project/412m3$Build-9782</meta:generator>
    <meta:document-statistic meta:table-count="0" meta:image-count="9" meta:object-count="0" meta:page-count="173" meta:paragraph-count="4966" meta:word-count="54011" meta:character-count="276771"/>
  </office:meta>
</office:document-meta>
</file>